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432cm" draw:marker-end="Arrow" draw:marker-end-width="0.432cm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5" style:family="graphic" style:parent-style-name="standard">
      <style:graphic-properties svg:stroke-color="#3465a4"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dcff" draw:textarea-horizontal-align="center" draw:textarea-vertical-align="middle"/>
    </style:style>
    <style:style style:name="gr1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1cm" draw:marker-start-width="0.429cm" draw:marker-end-width="0.429cm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svg:stroke-width="0.051cm" draw:marker-start-width="0.429cm" draw:marker-end="Arrowheads_20_1" draw:marker-end-width="0.429cm" draw:textarea-horizontal-align="center" draw:textarea-vertical-align="middle" fo:padding-top="0.025cm" fo:padding-bottom="0.025cm" fo:padding-left="0.025cm" fo:padding-right="0.025cm"/>
    </style:style>
    <style:style style:name="gr13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4" style:family="graphic" style:parent-style-name="standard">
      <style:graphic-properties svg:stroke-width="0.051cm" draw:marker-start="Arrow" draw:marker-start-width="0.429cm" draw:marker-end="Arrowheads_20_1" draw:marker-end-width="0.429cm" draw:textarea-horizontal-align="center" draw:textarea-vertical-align="middle" fo:padding-top="0.025cm" fo:padding-bottom="0.025cm" fo:padding-left="0.025cm" fo:padding-right="0.025cm"/>
    </style:style>
    <style:style style:name="gr15" style:family="graphic" style:parent-style-name="standard">
      <style:graphic-properties svg:stroke-width="0.051cm" draw:marker-start="" draw:marker-start-width="0.429cm" draw:marker-end="Arrowheads_20_1" draw:marker-end-width="0.429cm" draw:textarea-horizontal-align="center" draw:textarea-vertical-align="middle" fo:padding-top="0.025cm" fo:padding-bottom="0.025cm" fo:padding-left="0.025cm" fo:padding-right="0.025cm"/>
    </style:style>
    <style:style style:name="gr16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1" style:family="graphic" style:parent-style-name="standard">
      <style:graphic-properties svg:stroke-width="0.051cm" draw:marker-start="Arrow" draw:marker-start-width="0.429cm" draw:marker-end-width="0.429cm" draw:textarea-horizontal-align="center" draw:textarea-vertical-align="middle" fo:padding-top="0.025cm" fo:padding-bottom="0.025cm" fo:padding-left="0.025cm" fo:padding-right="0.02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24" style:family="graphic" style:parent-style-name="standard">
      <style:graphic-properties svg:stroke-width="0.051cm" svg:stroke-color="#ff0000" draw:marker-start-width="0.432cm" draw:marker-end="Arrow" draw:marker-end-width="0.432cm" draw:textarea-horizontal-align="center" draw:textarea-vertical-align="middle" fo:padding-top="0.025cm" fo:padding-bottom="0.025cm" fo:padding-left="0.025cm" fo:padding-right="0.025cm"/>
    </style:style>
    <style:style style:name="gr25" style:family="graphic" style:parent-style-name="standard">
      <style:graphic-properties svg:stroke-width="0.051cm" draw:marker-start-width="0.432cm" draw:marker-end="" draw:marker-end-width="0.432cm" draw:textarea-horizontal-align="center" draw:textarea-vertical-align="middle" fo:padding-top="0.025cm" fo:padding-bottom="0.025cm" fo:padding-left="0.025cm" fo:padding-right="0.025cm"/>
    </style:style>
    <style:style style:name="gr26" style:family="graphic" style:parent-style-name="standard">
      <style:graphic-properties draw:fill="solid" draw:fill-color="#5e11a6" draw:textarea-horizontal-align="justify" draw:textarea-vertical-align="middle" draw:auto-grow-height="false"/>
    </style:style>
    <style:style style:name="gr27" style:family="graphic" style:parent-style-name="standard">
      <style:graphic-properties svg:stroke-width="0.051cm" svg:stroke-color="#ff0000" draw:marker-start-width="0.432cm" draw:marker-end="" draw:marker-end-width="0.432cm" draw:textarea-horizontal-align="center" draw:textarea-vertical-align="middle" fo:padding-top="0.025cm" fo:padding-bottom="0.025cm" fo:padding-left="0.025cm" fo:padding-right="0.025cm"/>
    </style:style>
    <style:style style:name="gr28" style:family="graphic" style:parent-style-name="standard">
      <style:graphic-properties draw:stroke="solid" svg:stroke-width="0.102cm" svg:stroke-color="#579d1c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9" style:family="graphic" style:parent-style-name="standard">
      <style:graphic-properties svg:stroke-width="0.051cm" svg:stroke-color="#579d1c" draw:marker-start-width="0.432cm" draw:marker-end="Arrow" draw:marker-end-width="0.432cm" draw:textarea-horizontal-align="center" draw:textarea-vertical-align="middle" fo:padding-top="0.025cm" fo:padding-bottom="0.025cm" fo:padding-left="0.025cm" fo:padding-right="0.025cm"/>
    </style:style>
    <style:style style:name="gr30" style:family="graphic" style:parent-style-name="standard">
      <style:graphic-properties svg:stroke-width="0.051cm" svg:stroke-color="#579d1c" draw:marker-start-width="0.432cm" draw:marker-end="" draw:marker-end-width="0.432cm" draw:textarea-horizontal-align="center" draw:textarea-vertical-align="middle" fo:padding-top="0.025cm" fo:padding-bottom="0.025cm" fo:padding-left="0.025cm" fo:padding-right="0.025cm"/>
    </style:style>
    <style:style style:name="gr3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width="0.051cm" svg:stroke-color="#579d1c" draw:marker-start-width="0.432cm" draw:marker-end="Arrow" draw:marker-end-width="0.432cm" draw:fill="solid" draw:fill-color="#579d1c" draw:textarea-horizontal-align="center" draw:textarea-vertical-align="middle" fo:padding-top="0.025cm" fo:padding-bottom="0.025cm" fo:padding-left="0.025cm" fo:padding-right="0.02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paragraph-properties fo:text-align="center"/>
      <style:text-properties fo:font-size="12pt" fo:font-weight="normal" style:font-weight-asian="normal" style:font-weight-complex="normal"/>
    </style:style>
    <style:style style:name="P6" style:family="paragraph">
      <style:paragraph-properties fo:text-align="center"/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P7" style:family="paragraph">
      <style:paragraph-properties fo:text-align="center"/>
      <style:text-properties fo:font-style="normal" style:font-style-asian="normal" style:font-style-complex="normal"/>
    </style:style>
    <style:style style:name="P8" style:family="paragraph">
      <style:paragraph-properties fo:text-align="center"/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P9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text-align="center"/>
      <style:text-properties fo:font-size="12pt" fo:font-weight="bold" style:font-weight-asian="bold" style:font-weight-complex="bold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style:text-position="0% 100%" fo:font-size="12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2pt" fo:font-style="italic" style:font-style-asian="italic" style:font-style-complex="italic"/>
    </style:style>
    <style:style style:name="T5" style:family="text">
      <style:text-properties fo:font-size="12pt" fo:font-style="normal" style:font-style-asian="normal" style:font-style-complex="normal"/>
    </style:style>
    <style:style style:name="T6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2pt" fo:font-weight="normal" style:font-weight-asian="normal" style:font-weight-complex="normal"/>
    </style:style>
    <style:style style:name="T8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194cm" svg:height="0.976cm" svg:x="1.094cm" svg:y="1.516cm">
          <text:p text:style-name="P1"><text:span text:style-name="T1">Scaler files</text:span></text:p>
          <text:p text:style-name="P1"><text:span text:style-name="T2">sca2015t/*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238cm" svg:height="1.079cm" svg:x="0.911cm" svg:y="4.408cm">
          <text:p text:style-name="P1"><text:span text:style-name="T1">Scaler DAT files</text:span></text:p>
          <text:p text:style-name="P1"><text:span text:style-name="T2">datfiles/*.d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2.789cm" svg:height="0.556cm" svg:x="1.667cm" svg:y="3.111cm">
          <text:p text:style-name="P1"><text:span text:style-name="T1">read_sca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.567cm" svg:height="0.782cm" svg:x="8.355cm" svg:y="1.778cm">
          <text:p text:style-name="P1"><text:span text:style-name="T1">getspinpa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6.245cm" svg:height="1.343cm" svg:x="5.842cm" svg:y="3.483cm">
          <text:p text:style-name="P1"><text:span text:style-name="T1">CDEV spin patterns</text:span></text:p>
          <text:p text:style-name="P1"><text:span text:style-name="T2">spinpat/*.dat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" draw:text-style-name="P2" draw:layer="layout" svg:width="2.779cm" svg:height="0.61cm" svg:x="7.366cm" svg:y="5.74cm">
          <text:p text:style-name="P1"><text:span text:style-name="T1">spin_cogging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3.901cm" svg:height="1.646cm" svg:x="7.217cm" svg:y="7.078cm">
          <text:p text:style-name="P1"><text:span text:style-name="T1">STAR bXing </text:span></text:p>
          <text:p text:style-name="P1"><text:span text:style-name="T1">spin files</text:span></text:p>
          <text:p text:style-name="P1"><text:span text:style-name="T2">spinpat/*.spi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9.398cm" svg:y1="2.56cm" svg:x2="9.144cm" svg:y2="3.483cm">
          <text:p/>
        </draw:line>
        <draw:line draw:style-name="gr3" draw:text-style-name="P2" draw:layer="layout" svg:x1="3.011cm" svg:y1="2.492cm" svg:x2="3.011cm" svg:y2="3.212cm">
          <text:p/>
        </draw:line>
        <draw:line draw:style-name="gr3" draw:text-style-name="P2" draw:layer="layout" svg:x1="2.983cm" svg:y1="3.667cm" svg:x2="2.983cm" svg:y2="4.413cm">
          <text:p/>
        </draw:line>
        <draw:line draw:style-name="gr3" draw:text-style-name="P2" draw:layer="layout" svg:x1="8.638cm" svg:y1="4.826cm" svg:x2="8.647cm" svg:y2="5.74cm">
          <text:p/>
        </draw:line>
        <draw:line draw:style-name="gr3" draw:text-style-name="P2" draw:layer="layout" svg:x1="8.674cm" svg:y1="6.35cm" svg:x2="8.674cm" svg:y2="7.078cm">
          <text:p/>
        </draw:line>
        <draw:custom-shape draw:style-name="gr4" draw:text-style-name="P2" draw:layer="layout" svg:width="4.416cm" svg:height="1.745cm" svg:x="5.08cm" svg:y="10.668cm">
          <text:p text:style-name="P1"><text:span text:style-name="T1">accumulate →</text:span></text:p>
          <text:p text:style-name="P1"><text:span text:style-name="T1">→ </text:span><text:span text:style-name="T1">mkTree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8.362cm" svg:y1="8.72cm" svg:x2="8.362cm" svg:y2="10.668cm">
          <text:p/>
        </draw:line>
        <draw:custom-shape draw:style-name="gr4" draw:text-style-name="P2" draw:layer="layout" svg:width="5.299cm" svg:height="1.643cm" svg:x="4.414cm" svg:y="14.015cm">
          <text:p text:style-name="P1"><text:span text:style-name="T1">Scaler Counts Tree</text:span></text:p>
          <text:p text:style-name="P1"><text:span text:style-name="T1">1 entry / bXing / run</text:span></text:p>
          <text:p text:style-name="P1"><text:span text:style-name="T2">counts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5.754cm" svg:y1="9.325cm" svg:x2="5.754cm" svg:y2="10.668cm">
          <text:p/>
        </draw:line>
        <draw:custom-shape draw:style-name="gr5" draw:text-style-name="P4" draw:layer="layout" svg:width="6.936cm" svg:height="6.218cm" svg:x="12cm" svg:y="5.108cm">
          <text:p text:style-name="P3"><text:span text:style-name="T2"><text:tab/></text:span><text:span text:style-name="T3">rellum4.C</text:span></text:p>
          <text:p text:style-name="P3"><text:span text:style-name="T1"><text:tab/></text:span><text:span text:style-name="T4">rellum_fills</text:span><text:span text:style-name="T1"> creates:</text:span></text:p>
          <text:p text:style-name="P3"><text:span text:style-name="T1"><text:tab/></text:span><text:span text:style-name="T1">- pdf_bXings_fills/[fill#]/*.pdf</text:span></text:p>
          <text:p text:style-name="P3"><text:span text:style-name="T1"><text:tab/></text:span><text:span text:style-name="T1">- (n.b. echo 0 0 0 &gt; kicked)</text:span></text:p>
          <text:p text:style-name="P3"><text:span text:style-name="T1"><text:tab/></text:span><text:span text:style-name="T4">rellum_runs</text:span><text:span text:style-name="T5"> creates:</text:span></text:p>
          <text:p text:style-name="P3"><text:span text:style-name="T5"><text:tab/></text:span><text:span text:style-name="T5">- pdf_bXings_runs/[run#]/*.pdf</text:span></text:p>
          <text:p text:style-name="P3"><text:span text:style-name="T5"><text:tab/></text:span><text:span text:style-name="T5">- (n.b. echo 0 0 0 &gt; kicked)</text:span></text:p>
          <text:p text:style-name="P3"><text:span text:style-name="T6"><text:tab/></text:span><text:span text:style-name="T6">rellum_all</text:span><text:span text:style-name="T2"> </text:span><text:span text:style-name="T1">creates:</text:span></text:p>
          <text:p text:style-name="P3"><text:span text:style-name="T1"><text:tab/></text:span><text:span text:style-name="T1">- rdat_i.root</text:span></text:p>
          <text:p text:style-name="P3"><text:span text:style-name="T1"><text:tab/></text:span><text:span text:style-name="T1">- rdat_fi.root</text:span></text:p>
          <text:p text:style-name="P3"><text:span text:style-name="T1"><text:tab/></text:span><text:span text:style-name="T1">- rdat_bx.root</text:span></text:p>
          <text:p text:style-name="P3"><text:span text:style-name="T1"><text:tab/></text:span><text:span text:style-name="T1">- png_rellum/*.png</text:span></text:p>
          <text:p text:style-name="P3"><text:span text:style-name="T1"><text:tab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2.795cm" svg:height="0.662cm" svg:x="11.43cm" svg:y="12.446cm">
          <text:p text:style-name="P1"><text:span text:style-name="T1">sumTree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4.192cm" svg:height="0.616cm" svg:x="0.762cm" svg:y="16.256cm">
          <text:p text:style-name="P1"><text:span text:style-name="T1">draw_spin_pattern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7.194cm" svg:y1="12.413cm" svg:x2="7.194cm" svg:y2="13.972cm">
          <text:p/>
        </draw:line>
        <draw:line draw:style-name="gr3" draw:text-style-name="P2" draw:layer="layout" svg:x1="3.048cm" svg:y1="14.732cm" svg:x2="3.048cm" svg:y2="16.256cm">
          <text:p/>
        </draw:line>
        <draw:custom-shape draw:style-name="gr2" draw:text-style-name="P5" draw:layer="layout" svg:width="4.019cm" svg:height="1.026cm" svg:x="0.508cm" svg:y="18.288cm">
          <text:p text:style-name="P1"><text:span text:style-name="T7">Spin Patterns</text:span></text:p>
          <text:p text:style-name="P1"><text:span text:style-name="T2">pattern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2.54cm" svg:y1="16.932cm" svg:x2="2.54cm" svg:y2="18.288cm">
          <text:p/>
        </draw:line>
        <draw:line draw:style-name="gr3" draw:text-style-name="P2" draw:layer="layout" svg:x1="12.446cm" svg:y1="14.517cm" svg:x2="12.446cm" svg:y2="13.208cm">
          <text:p/>
        </draw:line>
        <draw:custom-shape draw:style-name="gr6" draw:text-style-name="P2" draw:layer="layout" svg:width="4.128cm" svg:height="2.105cm" svg:x="14.986cm" svg:y="12.192cm">
          <text:p text:style-name="P1"><text:span text:style-name="T7">Sum entries </text:span></text:p>
          <text:p text:style-name="P1"><text:span text:style-name="T7">in counts.root</text:span></text:p>
          <text:p text:style-name="P1"><text:span text:style-name="T7">over bXings</text:span></text:p>
          <text:p text:style-name="P1"><text:span text:style-name="T2">sums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14.225cm" svg:y1="12.7cm" svg:x2="15.43cm" svg:y2="12.7cm">
          <text:p/>
        </draw:line>
        <draw:custom-shape draw:style-name="gr7" draw:text-style-name="P2" draw:layer="layout" svg:width="2.821cm" svg:height="0.925cm" svg:x="18.769cm" svg:y="15.929cm">
          <text:p text:style-name="P1"><text:span text:style-name="T1">combineAl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20.066cm" svg:y1="9.219cm" svg:x2="20.066cm" svg:y2="15.929cm">
          <text:p/>
        </draw:line>
        <draw:custom-shape draw:style-name="gr8" draw:text-style-name="P2" draw:layer="layout" svg:width="3.081cm" svg:height="0.636cm" svg:x="9.144cm" svg:y="16.128cm">
          <text:p text:style-name="P1"><text:span text:style-name="T1">nbx_check_2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16.51cm" svg:y1="14.302cm" svg:x2="16.256cm" svg:y2="15.748cm">
          <text:p/>
        </draw:line>
        <draw:line draw:style-name="gr3" draw:text-style-name="P2" draw:layer="layout" svg:x1="18.288cm" svg:y1="14.297cm" svg:x2="19.558cm" svg:y2="15.929cm">
          <text:p/>
        </draw:line>
        <draw:custom-shape draw:style-name="gr7" draw:text-style-name="P2" draw:layer="layout" svg:width="4.097cm" svg:height="1.632cm" svg:x="22.405cm" svg:y="15.638cm">
          <text:p text:style-name="P1"><text:span text:style-name="T7">Full relative </text:span></text:p>
          <text:p text:style-name="P1"><text:span text:style-name="T7">luminosity tree</text:span></text:p>
          <text:p text:style-name="P1"><text:span text:style-name="T2">rtree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21.59cm" svg:y1="16.379cm" svg:x2="22.802cm" svg:y2="16.379cm">
          <text:p/>
        </draw:line>
        <draw:rect draw:style-name="gr9" draw:text-style-name="P2" draw:layer="layout" svg:width="2.726cm" svg:height="0.609cm" svg:x="0.93cm" svg:y="10.36cm">
          <text:p text:style-name="P1"><text:span text:style-name="T1">bunch_kicker</text:span></text:p>
        </draw:rect>
        <draw:custom-shape draw:style-name="gr1" draw:text-style-name="P2" draw:layer="layout" svg:width="4.744cm" svg:height="1.059cm" svg:x="12.82cm" svg:y="2.665cm">
          <text:p text:style-name="P1"><text:span text:style-name="T1">polarization data</text:span></text:p>
          <text:p text:style-name="P1"><text:span text:style-name="T2">pol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5" draw:layer="layout" svg:width="2.065cm" svg:height="0.571cm" svg:x="1.237cm" svg:y="11.875cm">
          <text:p text:style-name="P1"><text:span text:style-name="T7">kick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2.286cm" svg:y1="10.922cm" svg:x2="2.286cm" svg:y2="11.875cm">
          <text:p/>
        </draw:line>
        <draw:line draw:style-name="gr11" draw:text-style-name="P2" draw:layer="layout" svg:x1="11.176cm" svg:y1="11.944cm" svg:x2="11.176cm" svg:y2="6.393cm">
          <text:p/>
        </draw:line>
        <draw:line draw:style-name="gr3" draw:text-style-name="P2" draw:layer="layout" svg:x1="11.176cm" svg:y1="6.394cm" svg:x2="12cm" svg:y2="6.394cm">
          <text:p/>
        </draw:line>
        <draw:line draw:style-name="gr11" draw:text-style-name="P2" draw:layer="layout" svg:x1="9.713cm" svg:y1="14.015cm" svg:x2="11.176cm" svg:y2="11.944cm">
          <text:p/>
        </draw:line>
        <draw:custom-shape draw:style-name="gr8" draw:text-style-name="P2" draw:layer="layout" svg:width="2.721cm" svg:height="0.662cm" svg:x="14.732cm" svg:y="15.748cm">
          <text:p text:style-name="P1"><text:span text:style-name="T1">nbx_check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9.044cm" svg:y1="15.076cm" svg:x2="10.066cm" svg:y2="16.08cm">
          <text:p/>
        </draw:line>
        <draw:line draw:style-name="gr12" draw:text-style-name="P2" draw:layer="layout" svg:x1="20.066cm" svg:y1="9.219cm" svg:x2="15.494cm" svg:y2="9.219cm">
          <text:p/>
        </draw:line>
        <draw:custom-shape draw:style-name="gr13" draw:text-style-name="P2" draw:layer="layout" svg:width="3.379cm" svg:height="0.548cm" svg:x="22.816cm" svg:y="6.189cm">
          <text:p text:style-name="P1"><text:span text:style-name="T1">ghost_script_fil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5" draw:layer="layout" svg:width="6.075cm" svg:height="1.135cm" svg:x="21.59cm" svg:y="7.813cm">
          <text:p text:style-name="P1"><text:span text:style-name="T7">bXing distributions</text:span></text:p>
          <text:p text:style-name="P1"><text:span text:style-name="T2">pdf_bXings_fills/*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24.434cm" svg:y1="6.735cm" svg:x2="24.434cm" svg:y2="7.793cm">
          <text:p/>
        </draw:line>
        <draw:line draw:style-name="gr3" draw:text-style-name="P2" draw:layer="layout" svg:x1="24.004cm" svg:y1="17.27cm" svg:x2="24.004cm" svg:y2="18.328cm">
          <text:p/>
        </draw:line>
        <draw:custom-shape draw:style-name="gr8" draw:text-style-name="P2" draw:layer="layout" svg:width="3.493cm" svg:height="0.636cm" svg:x="22.326cm" svg:y="18.363cm">
          <text:p text:style-name="P1"><text:span text:style-name="T1">make_run_table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4.064cm" svg:height="1.016cm" svg:x="13.716cm" svg:y="17.78cm">
          <text:p text:style-name="P1"><text:span text:style-name="T2">nbx_check/</text:span></text:p>
          <text:p text:style-name="P1"><text:span text:style-name="T2">*.pn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10.668cm" svg:y1="16.764cm" svg:x2="10.668cm" svg:y2="17.685cm">
          <text:p/>
        </draw:line>
        <draw:custom-shape draw:style-name="gr8" draw:text-style-name="P2" draw:layer="layout" svg:width="5.425cm" svg:height="0.689cm" svg:x="21.109cm" svg:y="20.057cm">
          <text:p text:style-name="P1"><text:span text:style-name="T2">run_table.tx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23.977cm" svg:y1="18.998cm" svg:x2="23.977cm" svg:y2="20.056cm">
          <text:p/>
        </draw:line>
        <draw:custom-shape draw:style-name="gr8" draw:text-style-name="P2" draw:layer="layout" svg:width="3.927cm" svg:height="0.662cm" svg:x="4.709cm" svg:y="17.372cm">
          <text:p text:style-name="P1"><text:span text:style-name="T1">bit_combination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4.657cm" svg:height="1.244cm" svg:x="4.064cm" svg:y="19.076cm">
          <text:p text:style-name="P1"><text:span text:style-name="T2">bit_combos/*.pn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2" draw:layer="layout" svg:width="3.379cm" svg:height="0.548cm" svg:x="22.458cm" svg:y="10.729cm">
          <text:p text:style-name="P1"><text:span text:style-name="T1">ghost_script_ru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5" draw:layer="layout" svg:width="6.117cm" svg:height="1.135cm" svg:x="21.061cm" svg:y="12.322cm">
          <text:p text:style-name="P1"><text:span text:style-name="T7">bXing distributions</text:span></text:p>
          <text:p text:style-name="P1"><text:span text:style-name="T2">pdf_bXings_runs/*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2" draw:text-style-name="P2" draw:layer="layout" svg:x1="21.049cm" svg:y1="7.755cm" svg:x2="18.936cm" svg:y2="7.755cm">
          <text:p/>
        </draw:line>
        <draw:line draw:style-name="gr11" draw:text-style-name="P2" draw:layer="layout" svg:x1="21.049cm" svg:y1="10.976cm" svg:x2="21.049cm" svg:y2="7.755cm">
          <text:p/>
        </draw:line>
        <draw:line draw:style-name="gr3" draw:text-style-name="P2" draw:layer="layout" svg:x1="21.049cm" svg:y1="10.976cm" svg:x2="22.518cm" svg:y2="10.976cm">
          <text:p/>
        </draw:line>
        <draw:line draw:style-name="gr3" draw:text-style-name="P2" draw:layer="layout" svg:x1="24.151cm" svg:y1="11.275cm" svg:x2="24.151cm" svg:y2="12.333cm">
          <text:p/>
        </draw:line>
        <draw:line draw:style-name="gr14" draw:text-style-name="P2" draw:layer="layout" svg:x1="22.817cm" svg:y1="6.364cm" svg:x2="18.624cm" svg:y2="6.364cm">
          <text:p/>
        </draw:line>
        <draw:line draw:style-name="gr15" draw:text-style-name="P2" draw:layer="layout" svg:x1="20.021cm" svg:y1="5.803cm" svg:x2="17.018cm" svg:y2="5.803cm">
          <text:p/>
        </draw:line>
        <draw:line draw:style-name="gr11" draw:text-style-name="P2" draw:layer="layout" svg:x1="20.042cm" svg:y1="7.253cm" svg:x2="20.038cm" svg:y2="6.533cm">
          <text:p/>
        </draw:line>
        <draw:line draw:style-name="gr12" draw:text-style-name="P2" draw:layer="layout" svg:x1="20.038cm" svg:y1="7.258cm" svg:x2="17.272cm" svg:y2="7.258cm">
          <text:p/>
        </draw:line>
        <draw:line draw:style-name="gr11" draw:text-style-name="P2" draw:layer="layout" svg:x1="20.03cm" svg:y1="6.198cm" svg:x2="20.021cm" svg:y2="3.656cm">
          <text:p/>
        </draw:line>
        <draw:line draw:style-name="gr3" draw:text-style-name="P2" draw:layer="layout" svg:x1="14.676cm" svg:y1="3.723cm" svg:x2="14.676cm" svg:y2="5.108cm">
          <text:p/>
        </draw:line>
        <draw:custom-shape draw:style-name="gr16" draw:text-style-name="P2" draw:layer="layout" svg:width="4.261cm" svg:height="1.44cm" svg:x="21.532cm" svg:y="2.628cm">
          <text:p text:style-name="P1"><text:span text:style-name="T1">Matrix Subdirectory</text:span></text:p>
          <text:p text:style-name="P1"><text:span text:style-name="T1">(next pag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20.029cm" svg:y1="3.656cm" svg:x2="21.532cm" svg:y2="3.656cm">
          <text:p/>
        </draw:line>
        <draw:line draw:style-name="gr3" draw:text-style-name="P2" draw:layer="layout" svg:x1="3.226cm" svg:y1="12.019cm" svg:x2="5.08cm" svg:y2="12.001cm">
          <text:p/>
        </draw:line>
        <draw:line draw:style-name="gr3" draw:text-style-name="P2" draw:layer="layout" svg:x1="13.716cm" svg:y1="13.108cm" svg:x2="13.716cm" svg:y2="14.732cm">
          <text:p/>
        </draw:line>
        <draw:custom-shape draw:style-name="gr6" draw:text-style-name="P6" draw:layer="layout" svg:width="3.767cm" svg:height="0.541cm" svg:x="11.981cm" svg:y="14.732cm">
          <text:p text:style-name="P1"><text:span text:style-name="T6">pattern_log.tx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2" draw:layer="layout" svg:width="2.789cm" svg:height="0.556cm" svg:x="1.69cm" svg:y="6.327cm">
          <text:p text:style-name="P1"><text:span text:style-name="T1">run_q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2.959cm" svg:y1="5.485cm" svg:x2="2.959cm" svg:y2="6.409cm">
          <text:p/>
        </draw:line>
        <draw:custom-shape draw:style-name="gr17" draw:text-style-name="P2" draw:layer="layout" svg:width="4.008cm" svg:height="2.264cm" svg:x="0.254cm" svg:y="7.642cm">
          <text:p text:style-name="P1"><text:span text:style-name="T1">Bad Runs</text:span></text:p>
          <text:p text:style-name="P1"><text:span text:style-name="T1">renamed to</text:span></text:p>
          <text:p text:style-name="P1"><text:span text:style-name="T2">datfiles/</text:span></text:p>
          <text:p text:style-name="P1"><text:span text:style-name="T2">badruns/*.da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2" draw:layer="layout" svg:width="3.643cm" svg:height="1.657cm" svg:x="3.843cm" svg:y="7.642cm">
          <text:p text:style-name="P1"><text:span text:style-name="T1">Good Runs</text:span></text:p>
          <text:p text:style-name="P1"><text:span text:style-name="T7">remain at</text:span></text:p>
          <text:p text:style-name="P1"><text:span text:style-name="T2">datfiles/*.d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2.936cm" svg:y1="6.883cm" svg:x2="2.936cm" svg:y2="7.642cm">
          <text:p/>
        </draw:line>
        <draw:line draw:style-name="gr3" draw:text-style-name="P2" draw:layer="layout" svg:x1="5.506cm" svg:y1="6.55cm" svg:x2="5.506cm" svg:y2="7.642cm">
          <text:p/>
        </draw:line>
        <draw:line draw:style-name="gr11" draw:text-style-name="P2" draw:layer="layout" svg:x1="4.479cm" svg:y1="6.532cm" svg:x2="5.506cm" svg:y2="6.55cm">
          <text:p/>
        </draw:line>
        <draw:line draw:style-name="gr3" draw:text-style-name="P2" draw:layer="layout" svg:x1="16.002cm" svg:y1="16.41cm" svg:x2="16.002cm" svg:y2="17.78cm">
          <text:p/>
        </draw:line>
        <draw:custom-shape draw:style-name="gr8" draw:text-style-name="P2" draw:layer="layout" svg:width="5.334cm" svg:height="1.073cm" svg:x="8.89cm" svg:y="17.723cm">
          <text:p text:style-name="P1"><text:span text:style-name="T2">nbx_check/</text:span></text:p>
          <text:p text:style-name="P1"><text:span text:style-name="T2">nbx_vs_bxing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1" draw:text-style-name="P2" draw:layer="layout" svg:x1="4.99cm" svg:y1="14.732cm" svg:x2="3.048cm" svg:y2="14.732cm">
          <text:p/>
        </draw:line>
        <draw:line draw:style-name="gr11" draw:text-style-name="P2" draw:layer="layout" svg:x1="9.398cm" svg:y1="14.517cm" svg:x2="12.446cm" svg:y2="14.517cm">
          <text:p/>
        </draw:line>
        <draw:line draw:style-name="gr3" draw:text-style-name="P2" draw:layer="layout" svg:x1="6.858cm" svg:y1="15.658cm" svg:x2="6.858cm" svg:y2="17.372cm">
          <text:p/>
        </draw:line>
        <draw:line draw:style-name="gr3" draw:text-style-name="P2" draw:layer="layout" svg:x1="6.858cm" svg:y1="18.034cm" svg:x2="6.858cm" svg:y2="19.076cm">
          <text:p/>
        </draw:line>
        <draw:custom-shape draw:style-name="gr13" draw:text-style-name="P2" draw:layer="layout" svg:width="3.379cm" svg:height="0.548cm" svg:x="1.201cm" svg:y="0.214cm">
          <text:p text:style-name="P1"><text:span text:style-name="T1">get_scaler_fil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3.048cm" svg:y1="0.762cm" svg:x2="3.048cm" svg:y2="1.516cm">
          <text:p/>
        </draw:line>
        <draw:custom-shape draw:style-name="gr6" draw:text-style-name="P8" draw:layer="layout" svg:width="4.572cm" svg:height="0.704cm" svg:x="9.498cm" svg:y="0.408cm">
          <text:p text:style-name="P7"><text:span text:style-name="T8">culled_run_list.tx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2" draw:layer="layout" svg:width="3.048cm" svg:height="0.662cm" svg:x="5.588cm" svg:y="0.408cm">
          <text:p text:style-name="P1"><text:span text:style-name="T1">update_run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8.636cm" svg:y1="0.762cm" svg:x2="9.906cm" svg:y2="0.762cm">
          <text:p/>
        </draw:line>
        <draw:line draw:style-name="gr3" draw:text-style-name="P2" draw:layer="layout" svg:x1="11.276cm" svg:y1="1.112cm" svg:x2="9.652cm" svg:y2="1.778cm">
          <text:p/>
        </draw:lin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9" draw:text-style-name="P2" draw:layer="layout" svg:width="7.462cm" svg:height="0.98cm" svg:x="3.126cm" svg:y="4.762cm">
          <text:p text:style-name="P1"><text:span text:style-name="T1">matx trees</text:span></text:p>
          <text:p text:style-name="P1"><text:span text:style-name="T2">matrix/rootfiles/matx*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2" draw:layer="layout" svg:width="2.899cm" svg:height="0.616cm" svg:x="4.885cm" svg:y="10.911cm">
          <text:p text:style-name="P1"><text:span text:style-name="T1">DrawMatrix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6.471cm" svg:y1="5.741cm" svg:x2="6.457cm" svg:y2="6.99cm">
          <text:p/>
        </draw:line>
        <draw:custom-shape draw:style-name="gr19" draw:text-style-name="P2" draw:layer="layout" svg:width="3.197cm" svg:height="0.996cm" svg:x="6.709cm" svg:y="12.906cm">
          <text:p text:style-name="P1"><text:span text:style-name="T2">matrix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2" draw:layer="layout" svg:width="4.931cm" svg:height="0.975cm" svg:x="1.778cm" svg:y="12.845cm">
          <text:p text:style-name="P1"><text:span text:style-name="T2">for_mathematic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draw:layer="layout" svg:width="1.89cm" svg:height="0.616cm" svg:x="3.363cm" svg:y="15.036cm">
          <text:p text:style-name="P1"><text:span text:style-name="T1">SVD.n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" draw:layer="layout" svg:width="1.509cm" svg:height="0.616cm" svg:x="5.626cm" svg:y="7.037cm">
          <text:p text:style-name="P1"><text:span text:style-name="T1">had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" draw:layer="layout" svg:width="6.342cm" svg:height="0.765cm" svg:x="3.048cm" svg:y="8.85cm">
          <text:p text:style-name="P1"><text:span text:style-name="T2">matrix/rootfiles/all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2" draw:layer="layout" svg:width="6.79cm" svg:height="1.44cm" svg:x="3.326cm" svg:y="1.589cm">
          <text:p text:style-name="P1"><text:span text:style-name="T1">Matrix Subdirectory</text:span></text:p>
          <text:p text:style-name="P1"><text:span text:style-name="T1">(from rellum_fills / rellum_run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6.471cm" svg:y1="3.028cm" svg:x2="6.471cm" svg:y2="4.762cm">
          <text:p/>
        </draw:line>
        <draw:line draw:style-name="gr3" draw:text-style-name="P2" draw:layer="layout" svg:x1="6.412cm" svg:y1="7.653cm" svg:x2="6.398cm" svg:y2="8.902cm">
          <text:p/>
        </draw:line>
        <draw:line draw:style-name="gr3" draw:text-style-name="P2" draw:layer="layout" svg:x1="6.355cm" svg:y1="9.59cm" svg:x2="6.353cm" svg:y2="10.911cm">
          <text:p/>
        </draw:line>
        <draw:line draw:style-name="gr3" draw:text-style-name="P2" draw:layer="layout" svg:x1="6.178cm" svg:y1="11.526cm" svg:x2="4.823cm" svg:y2="12.905cm">
          <text:p/>
        </draw:line>
        <draw:line draw:style-name="gr3" draw:text-style-name="P2" draw:layer="layout" svg:x1="6.354cm" svg:y1="11.526cm" svg:x2="7.852cm" svg:y2="12.905cm">
          <text:p/>
        </draw:line>
        <draw:line draw:style-name="gr3" draw:text-style-name="P2" draw:layer="layout" svg:x1="4.444cm" svg:y1="13.715cm" svg:x2="4.412cm" svg:y2="15.036cm">
          <text:p/>
        </draw:line>
        <draw:line draw:style-name="gr3" draw:text-style-name="P2" draw:layer="layout" svg:x1="8.684cm" svg:y1="9.346cm" svg:x2="12.349cm" svg:y2="9.346cm">
          <text:p/>
        </draw:line>
        <draw:custom-shape draw:style-name="gr20" draw:text-style-name="P2" draw:layer="layout" svg:width="4.356cm" svg:height="0.597cm" svg:x="10.321cm" svg:y="5.51cm">
          <text:p text:style-name="P1"><text:span text:style-name="T2">../counts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2" draw:layer="layout" svg:width="9.154cm" svg:height="3.324cm" svg:x="12.325cm" svg:y="7.607cm">
          <text:p text:style-name="P1"><text:span text:style-name="T9">BF.C</text:span></text:p>
          <text:p text:style-name="P1"><text:span text:style-name="T10"/></text:p>
          <text:p text:style-name="P3"><text:span text:style-name="T4"><text:tab/></text:span><text:span text:style-name="T4">RunPatterns</text:span><text:span text:style-name="T5"> creates a few files, with the</text:span></text:p>
          <text:p text:style-name="P3"><text:span text:style-name="T5"><text:tab/></text:span><text:span text:style-name="T5">following notations:</text:span></text:p>
          <text:p text:style-name="P3"><text:span text:style-name="T5"><text:tab/></text:span><text:span text:style-name="T5"> </text:span><text:span text:style-name="T5">- r^i = num/den</text:span></text:p>
          <text:p text:style-name="P3"><text:span text:style-name="T5"><text:tab/></text:span><text:span text:style-name="T5"> </text:span><text:span text:style-name="T5">- pat := pattern nu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13.62cm" svg:y1="6.136cm" svg:x2="14.472cm" svg:y2="7.607cm">
          <text:p/>
        </draw:line>
        <draw:custom-shape draw:style-name="gr20" draw:text-style-name="P2" draw:layer="layout" svg:width="4.703cm" svg:height="0.597cm" svg:x="14.472cm" svg:y="5.54cm">
          <text:p text:style-name="P1"><text:span text:style-name="T2">../sums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16.558cm" svg:y1="6.166cm" svg:x2="16.558cm" svg:y2="7.607cm">
          <text:p/>
        </draw:line>
        <draw:line draw:style-name="gr21" draw:text-style-name="P2" draw:layer="layout" svg:x1="15.731cm" svg:y1="13.198cm" svg:x2="13.408cm" svg:y2="13.198cm">
          <text:p/>
        </draw:line>
        <draw:custom-shape draw:style-name="gr10" draw:text-style-name="P2" draw:layer="layout" svg:width="9.434cm" svg:height="1.788cm" svg:x="14.95cm" svg:y="12.318cm">
          <text:p text:style-name="P1"><text:span text:style-name="T2">fit_result.[num].[den].root</text:span></text:p>
          <text:p text:style-name="P1"><text:span text:style-name="T7">bunch fit results for all spin pattern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2" draw:layer="layout" svg:width="11.408cm" svg:height="1.468cm" svg:x="15.008cm" svg:y="14.694cm">
          <text:p text:style-name="P1"><text:span text:style-name="T2">pats/fit_result.[num].[den].pat[pat].root</text:span></text:p>
          <text:p text:style-name="P1"><text:span text:style-name="T7">bunch fit results for spin pattern [pat]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2" draw:layer="layout" svg:width="9.002cm" svg:height="2.06cm" svg:x="15.128cm" svg:y="17.078cm">
          <text:p text:style-name="P1"><text:span text:style-name="T2">colour.[num].[den].root</text:span></text:p>
          <text:p text:style-name="P1"><text:span text:style-name="T7">bunch fit results colour coded</text:span></text:p>
          <text:p text:style-name="P1"><text:span text:style-name="T7">according to spin patter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1" draw:text-style-name="P2" draw:layer="layout" svg:x1="13.422cm" svg:y1="17.964cm" svg:x2="13.408cm" svg:y2="10.93cm">
          <text:p/>
        </draw:line>
        <draw:line draw:style-name="gr21" draw:text-style-name="P2" draw:layer="layout" svg:x1="16.156cm" svg:y1="15.379cm" svg:x2="13.408cm" svg:y2="15.375cm">
          <text:p/>
        </draw:line>
        <draw:line draw:style-name="gr21" draw:text-style-name="P2" draw:layer="layout" svg:x1="16.156cm" svg:y1="17.965cm" svg:x2="13.408cm" svg:y2="17.961cm">
          <text:p/>
        </draw:line>
        <draw:line draw:style-name="gr3" draw:text-style-name="P2" draw:layer="layout" svg:x1="20.582cm" svg:y1="6.136cm" svg:x2="19.462cm" svg:y2="7.607cm">
          <text:p/>
        </draw:line>
        <draw:custom-shape draw:style-name="gr20" draw:text-style-name="P2" draw:layer="layout" svg:width="4.703cm" svg:height="0.597cm" svg:x="19.001cm" svg:y="5.54cm">
          <text:p text:style-name="P1"><text:span text:style-name="T2">../pol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2" draw:text-style-name="P9" draw:layer="layout" svg:width="13.716cm" svg:height="0.962cm" svg:x="7.142cm" svg:y="0.416cm">
          <draw:text-box>
            <text:p><text:span text:style-name="T11">Updating the Relative Luminosity Webpage</text:span></text:p>
          </draw:text-box>
        </draw:frame>
        <draw:custom-shape draw:style-name="gr23" draw:text-style-name="P2" draw:layer="layout" svg:width="4.66cm" svg:height="0.73cm" svg:x="0.56cm" svg:y="2.618cm">
          <text:p text:style-name="P1"><text:span text:style-name="T1">remake_bXing_di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" draw:layer="layout" svg:width="5.168cm" svg:height="1.238cm" svg:x="2.56cm" svg:y="4.598cm">
          <text:p text:style-name="P1"><text:span text:style-name="T1">echo 0 0 0 &gt; kicked &amp;&amp;</text:span></text:p>
          <text:p text:style-name="P1"><text:span text:style-name="T1">accumul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4" draw:text-style-name="P2" draw:layer="layout" svg:x1="7.764cm" svg:y1="5.174cm" svg:x2="9.252cm" svg:y2="5.174cm">
          <text:p/>
        </draw:line>
        <draw:custom-shape draw:style-name="gr23" draw:text-style-name="P2" draw:layer="layout" svg:width="3.81cm" svg:height="2.332cm" svg:x="9.252cm" svg:y="4.766cm">
          <text:p text:style-name="P1"><text:span text:style-name="T1">rellum_fills</text:span></text:p>
          <text:p text:style-name="P1"><text:span text:style-name="T1">(executed for 3</text:span></text:p>
          <text:p text:style-name="P1"><text:span text:style-name="T1">drawing cases</text:span></text:p>
          <text:p text:style-name="P1"><text:span text:style-name="T1">+ ghost_scrip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4" draw:text-style-name="P2" draw:layer="layout" svg:x1="13.098cm" svg:y1="5.974cm" svg:x2="15.494cm" svg:y2="4.796cm">
          <text:p/>
        </draw:line>
        <draw:custom-shape draw:style-name="gr13" draw:text-style-name="P5" draw:layer="layout" svg:width="7.62cm" svg:height="0.881cm" svg:x="15.494cm" svg:y="3.915cm">
          <text:p text:style-name="P1"><text:span text:style-name="T2">pdf_bXings_fills_lin/*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5" draw:layer="layout" svg:width="7.62cm" svg:height="0.881cm" svg:x="15.494cm" svg:y="4.915cm">
          <text:p text:style-name="P1"><text:span text:style-name="T2">pdf_bXings_fills_log/*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5" draw:layer="layout" svg:width="9.143cm" svg:height="0.881cm" svg:x="14.333cm" svg:y="5.915cm">
          <text:p text:style-name="P1"><text:span text:style-name="T2">pdf_bXings_fills_lin_zoom/*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13.086cm" svg:y1="5.988cm" svg:x2="15.494cm" svg:y2="5.796cm">
          <text:p/>
        </draw:line>
        <draw:line draw:style-name="gr24" draw:text-style-name="P2" draw:layer="layout" svg:x1="13.086cm" svg:y1="5.988cm" svg:x2="14.333cm" svg:y2="6.796cm">
          <text:p/>
        </draw:line>
        <draw:rect draw:style-name="gr9" draw:text-style-name="P2" draw:layer="layout" svg:width="2.726cm" svg:height="0.609cm" svg:x="9.828cm" svg:y="8.16cm">
          <text:p text:style-name="P1"><text:span text:style-name="T1">bunch_kicker</text:span></text:p>
        </draw:rect>
        <draw:custom-shape draw:style-name="gr10" draw:text-style-name="P10" draw:layer="layout" svg:width="2.065cm" svg:height="0.571cm" svg:x="13.316cm" svg:y="8.26cm">
          <text:p text:style-name="P1"><text:span text:style-name="T2">kick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11.284cm" svg:y1="7.054cm" svg:x2="11.284cm" svg:y2="8.16cm">
          <text:p/>
        </draw:line>
        <draw:line draw:style-name="gr24" draw:text-style-name="P2" draw:layer="layout" svg:x1="12.554cm" svg:y1="8.514cm" svg:x2="13.57cm" svg:y2="8.514cm">
          <text:p/>
        </draw:line>
        <draw:custom-shape draw:style-name="gr4" draw:text-style-name="P2" draw:layer="layout" svg:width="2.694cm" svg:height="0.729cm" svg:x="16.21cm" svg:y="8.106cm">
          <text:p text:style-name="P1"><text:span text:style-name="T1">accumul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4" draw:text-style-name="P2" draw:layer="layout" svg:x1="15.241cm" svg:y1="8.514cm" svg:x2="16.257cm" svg:y2="8.514cm">
          <text:p/>
        </draw:line>
        <draw:line draw:style-name="gr24" draw:text-style-name="P2" draw:layer="layout" svg:x1="18.828cm" svg:y1="8.514cm" svg:x2="19.844cm" svg:y2="8.514cm">
          <text:p/>
        </draw:line>
        <draw:custom-shape draw:style-name="gr4" draw:text-style-name="P10" draw:layer="layout" svg:width="3.968cm" svg:height="0.672cm" svg:x="19.512cm" svg:y="8.096cm">
          <text:p text:style-name="P1"><text:span text:style-name="T2">counts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21.998cm" svg:y1="0.916cm" svg:x2="23.486cm" svg:y2="0.916cm">
          <text:p/>
        </draw:line>
        <draw:frame draw:style-name="gr22" draw:text-style-name="P11" draw:layer="layout" svg:width="3.556cm" svg:height="0.763cm" svg:x="23.422cm" svg:y="0.508cm">
          <draw:text-box>
            <text:p><text:span text:style-name="T12"><text:s/></text:span><text:span text:style-name="T12">= “automated”</text:span></text:p>
          </draw:text-box>
        </draw:frame>
        <draw:line draw:style-name="gr24" draw:text-style-name="P2" draw:layer="layout" svg:x1="3.442cm" svg:y1="3.348cm" svg:x2="3.442cm" svg:y2="4.65cm">
          <text:p/>
        </draw:line>
        <draw:custom-shape draw:style-name="gr5" draw:text-style-name="P2" draw:layer="layout" svg:width="2.54cm" svg:height="1.778cm" svg:x="3.302cm" svg:y="11.176cm">
          <text:p text:style-name="P1"><text:span text:style-name="T7">sumTree.C</text:span></text:p>
          <text:p text:style-name="P1"><text:span text:style-name="T7">&amp;&amp;</text:span></text:p>
          <text:p text:style-name="P1"><text:span text:style-name="T7">rellum_al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81cm" svg:height="0.645cm" svg:x="7.874cm" svg:y="9.906cm">
          <text:p text:style-name="P1"><text:span text:style-name="T7">png_rellum/*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2" draw:layer="layout" svg:width="3.81cm" svg:height="0.645cm" svg:x="7.875cm" svg:y="10.706cm">
          <text:p text:style-name="P1"><text:span text:style-name="T7">rdat_i.roo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2" draw:layer="layout" svg:width="3.81cm" svg:height="0.645cm" svg:x="7.875cm" svg:y="11.506cm">
          <text:p text:style-name="P1"><text:span text:style-name="T7">rdat_fi.roo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2" draw:layer="layout" svg:width="3.81cm" svg:height="0.645cm" svg:x="7.875cm" svg:y="12.306cm">
          <text:p text:style-name="P1"><text:span text:style-name="T7">rdat_bx.roo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21.944cm" svg:y1="1.524cm" svg:x2="23.514cm" svg:y2="1.524cm">
          <text:p/>
        </draw:line>
        <draw:frame draw:style-name="gr22" draw:text-style-name="P11" draw:layer="layout" svg:width="3.81cm" svg:height="0.763cm" svg:x="23.368cm" svg:y="1.209cm">
          <draw:text-box>
            <text:p><text:span text:style-name="T12"><text:s/></text:span><text:span text:style-name="T12">= “prerequisite”</text:span></text:p>
          </draw:text-box>
        </draw:frame>
        <draw:line draw:style-name="gr3" draw:text-style-name="P2" draw:layer="layout" svg:x1="4.826cm" svg:y1="9.344cm" svg:x2="4.826cm" svg:y2="11.176cm">
          <text:p/>
        </draw:line>
        <draw:line draw:style-name="gr25" draw:text-style-name="P2" draw:layer="layout" svg:x1="4.826cm" svg:y1="9.344cm" svg:x2="21.336cm" svg:y2="9.344cm">
          <text:p/>
        </draw:line>
        <draw:line draw:style-name="gr25" draw:text-style-name="P2" draw:layer="layout" svg:x1="21.336cm" svg:y1="8.768cm" svg:x2="21.336cm" svg:y2="9.344cm">
          <text:p/>
        </draw:line>
        <draw:custom-shape draw:style-name="gr26" draw:text-style-name="P2" draw:layer="layout" svg:width="4.66cm" svg:height="0.73cm" svg:x="0.42cm" svg:y="7.874cm">
          <text:p text:style-name="P1"><text:span text:style-name="T1">update_htmlf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" draw:text-style-name="P2" draw:layer="layout" svg:x1="1.27cm" svg:y1="8.604cm" svg:x2="1.27cm" svg:y2="18.288cm">
          <text:p/>
        </draw:line>
        <draw:line draw:style-name="gr24" draw:text-style-name="P2" draw:layer="layout" svg:x1="1.27cm" svg:y1="11.984cm" svg:x2="3.302cm" svg:y2="11.984cm">
          <text:p/>
        </draw:line>
        <draw:line draw:style-name="gr24" draw:text-style-name="P2" draw:layer="layout" svg:x1="5.842cm" svg:y1="11.43cm" svg:x2="7.874cm" svg:y2="10.551cm">
          <text:p/>
        </draw:line>
        <draw:line draw:style-name="gr24" draw:text-style-name="P2" draw:layer="layout" svg:x1="5.829cm" svg:y1="11.444cm" svg:x2="7.875cm" svg:y2="11.351cm">
          <text:p/>
        </draw:line>
        <draw:line draw:style-name="gr24" draw:text-style-name="P2" draw:layer="layout" svg:x1="5.829cm" svg:y1="11.444cm" svg:x2="7.875cm" svg:y2="12.151cm">
          <text:p/>
        </draw:line>
        <draw:line draw:style-name="gr24" draw:text-style-name="P2" draw:layer="layout" svg:x1="5.829cm" svg:y1="11.444cm" svg:x2="7.875cm" svg:y2="12.954cm">
          <text:p/>
        </draw:line>
        <draw:line draw:style-name="gr24" draw:text-style-name="P2" draw:layer="layout" svg:x1="11.43cm" svg:y1="10.922cm" svg:x2="13.943cm" svg:y2="10.922cm">
          <text:p/>
        </draw:line>
        <draw:custom-shape draw:style-name="gr7" draw:text-style-name="P2" draw:layer="layout" svg:width="2.821cm" svg:height="0.925cm" svg:x="13.943cm" svg:y="10.414cm">
          <text:p text:style-name="P1"><text:span text:style-name="T1">combineAl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3.134cm" svg:height="0.761cm" svg:x="17.748cm" svg:y="10.468cm">
          <text:p text:style-name="P1"><text:span text:style-name="T2">rtree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16.818cm" svg:y1="10.922cm" svg:x2="18.034cm" svg:y2="10.922cm">
          <text:p/>
        </draw:line>
        <draw:custom-shape draw:style-name="gr2" draw:text-style-name="P2" draw:layer="layout" svg:width="4.192cm" svg:height="0.616cm" svg:x="3.302cm" svg:y="13.862cm">
          <text:p text:style-name="P1"><text:span text:style-name="T1">draw_spin_pattern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3.511cm" svg:height="0.519cm" svg:x="8.173cm" svg:y="13.959cm">
          <text:p text:style-name="P1"><text:span text:style-name="T2">pattern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1.27cm" svg:y1="14.116cm" svg:x2="3.302cm" svg:y2="14.116cm">
          <text:p/>
        </draw:line>
        <draw:line draw:style-name="gr24" draw:text-style-name="P2" draw:layer="layout" svg:x1="7.494cm" svg:y1="14.224cm" svg:x2="8.636cm" svg:y2="14.224cm">
          <text:p/>
        </draw:line>
        <draw:custom-shape draw:style-name="gr8" draw:text-style-name="P2" draw:layer="layout" svg:width="3.927cm" svg:height="0.662cm" svg:x="3.302cm" svg:y="14.832cm">
          <text:p text:style-name="P1"><text:span text:style-name="T1">bit_combination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4.064cm" svg:height="0.763cm" svg:x="8.382cm" svg:y="14.731cm">
          <text:p text:style-name="P1"><text:span text:style-name="T2">bit_combos/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1.257cm" svg:y1="15.116cm" svg:x2="3.289cm" svg:y2="15.116cm">
          <text:p/>
        </draw:line>
        <draw:line draw:style-name="gr24" draw:text-style-name="P2" draw:layer="layout" svg:x1="7.229cm" svg:y1="15.24cm" svg:x2="8.668cm" svg:y2="15.24cm">
          <text:p/>
        </draw:line>
        <draw:custom-shape draw:style-name="gr8" draw:text-style-name="P2" draw:layer="layout" svg:width="3.081cm" svg:height="1.778cm" svg:x="3.777cm" svg:y="15.748cm">
          <text:p text:style-name="P1"><text:span text:style-name="T1">nbx_check.C</text:span></text:p>
          <text:p text:style-name="P1"><text:span text:style-name="T1">&amp;&amp;</text:span></text:p>
          <text:p text:style-name="P1"><text:span text:style-name="T1">nbx_check_2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4" draw:text-style-name="P2" draw:layer="layout" svg:x1="1.27cm" svg:y1="16.51cm" svg:x2="3.777cm" svg:y2="16.51cm">
          <text:p/>
        </draw:line>
        <draw:custom-shape draw:style-name="gr8" draw:text-style-name="P2" draw:layer="layout" svg:width="4.064cm" svg:height="0.763cm" svg:x="8.371cm" svg:y="16.031cm">
          <text:p text:style-name="P1"><text:span text:style-name="T2">nbx_check/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6.858cm" svg:y1="16.54cm" svg:x2="8.657cm" svg:y2="16.54cm">
          <text:p/>
        </draw:line>
        <draw:custom-shape draw:style-name="gr8" draw:text-style-name="P2" draw:layer="layout" svg:width="4.545cm" svg:height="0.577cm" svg:x="21.39cm" svg:y="10.599cm">
          <text:p text:style-name="P1"><text:span text:style-name="T2">run_table.tx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20.574cm" svg:y1="10.922cm" svg:x2="21.79cm" svg:y2="10.922cm">
          <text:p/>
        </draw:line>
        <draw:custom-shape draw:style-name="gr28" draw:text-style-name="P1" draw:layer="layout" svg:width="1.016cm" svg:height="7.112cm" svg:x="12.446cm" svg:y="9.906cm">
          <text:p/>
          <draw:enhanced-geometry svg:viewBox="0 0 21600 21600" draw:glue-points="0 0 0 21600 21600 10800" draw:text-areas="0 ?f9 7800 ?f10" draw:type="right-brace" draw:modifiers="1800 16911.5651358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1" draw:layer="layout" svg:width="1.161cm" svg:height="8.128cm" draw:transform="rotate (-1.5707963267949) translate (25.908cm 11.358cm)">
          <text:p/>
          <draw:enhanced-geometry svg:viewBox="0 0 21600 21600" draw:glue-points="0 0 0 21600 21600 10800" draw:text-areas="0 ?f9 7800 ?f10" draw:type="right-brace" draw:modifiers="1800 10798.48165331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1" draw:layer="layout" svg:width="0.753cm" svg:height="5.274cm" svg:x="23.499cm" svg:y="3.81cm">
          <text:p/>
          <draw:enhanced-geometry svg:viewBox="0 0 21600 21600" draw:glue-points="0 0 0 21600 21600 10800" draw:text-areas="0 ?f9 7800 ?f10" draw:type="right-brace" draw:modifiers="1800 16911.5651358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9" draw:text-style-name="P2" draw:layer="layout" svg:x1="15.24cm" svg:y1="13.716cm" svg:x2="19.558cm" svg:y2="13.716cm">
          <text:p/>
        </draw:line>
        <draw:line draw:style-name="gr30" draw:text-style-name="P2" draw:layer="layout" svg:x1="15.229cm" svg:y1="13.716cm" svg:x2="15.24cm" svg:y2="15.494cm">
          <text:p/>
        </draw:line>
        <draw:line draw:style-name="gr30" draw:text-style-name="P2" draw:layer="layout" svg:x1="13.462cm" svg:y1="15.494cm" svg:x2="15.241cm" svg:y2="15.494cm">
          <text:p/>
        </draw:line>
        <draw:line draw:style-name="gr27" draw:text-style-name="P2" draw:layer="layout" svg:x1="20.066cm" svg:y1="18.288cm" svg:x2="1.27cm" svg:y2="18.288cm">
          <text:p/>
        </draw:line>
        <draw:line draw:style-name="gr30" draw:text-style-name="P2" draw:layer="layout" svg:x1="26.67cm" svg:y1="7.874cm" svg:x2="24.265cm" svg:y2="7.874cm">
          <text:p/>
        </draw:line>
        <draw:line draw:style-name="gr30" draw:text-style-name="P2" draw:layer="layout" svg:x1="26.671cm" svg:y1="7.874cm" svg:x2="26.67cm" svg:y2="13.716cm">
          <text:p/>
        </draw:line>
        <draw:custom-shape draw:style-name="gr31" draw:text-style-name="P2" draw:layer="layout" svg:width="4.66cm" svg:height="1.27cm" svg:x="19.558cm" svg:y="13.208cm">
          <text:p text:style-name="P1"><text:span text:style-name="T1">copyToHtmlf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9" draw:text-style-name="P2" draw:layer="layout" svg:x1="26.671cm" svg:y1="13.716cm" svg:x2="24.218cm" svg:y2="13.716cm">
          <text:p/>
        </draw:line>
        <draw:line draw:style-name="gr29" draw:text-style-name="P2" draw:layer="layout" svg:x1="21.844cm" svg:y1="12.519cm" svg:x2="21.844cm" svg:y2="13.208cm">
          <text:p/>
        </draw:line>
        <draw:line draw:style-name="gr24" draw:text-style-name="P2" draw:layer="layout" svg:x1="20.066cm" svg:y1="18.288cm" svg:x2="20.066cm" svg:y2="14.478cm">
          <text:p/>
        </draw:line>
        <draw:custom-shape draw:style-name="gr8" draw:text-style-name="P2" draw:layer="layout" svg:width="4.545cm" svg:height="0.577cm" svg:x="22.86cm" svg:y="15.494cm">
          <text:p text:style-name="P1"><text:span text:style-name="T2">htmlfil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2" draw:layer="layout" svg:width="4.826cm" svg:height="0.612cm" svg:x="22.86cm" svg:y="16.277cm">
          <text:p text:style-name="P1"><text:span text:style-name="T2">htmlfiles.tar.gz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7" draw:text-style-name="P2" draw:layer="layout" svg:x1="21.844cm" svg:y1="14.446cm" svg:x2="21.844cm" svg:y2="16.764cm">
          <text:p/>
        </draw:line>
        <draw:line draw:style-name="gr24" draw:text-style-name="P2" draw:layer="layout" svg:x1="1.244cm" svg:y1="15.116cm" svg:x2="3.276cm" svg:y2="15.116cm">
          <text:p/>
        </draw:line>
        <draw:line draw:style-name="gr24" draw:text-style-name="P2" draw:layer="layout" svg:x1="21.844cm" svg:y1="16.764cm" svg:x2="23.114cm" svg:y2="16.764cm">
          <text:p/>
        </draw:line>
        <draw:line draw:style-name="gr24" draw:text-style-name="P2" draw:layer="layout" svg:x1="21.831cm" svg:y1="15.964cm" svg:x2="23.101cm" svg:y2="15.964cm">
          <text:p/>
        </draw:line>
        <draw:custom-shape draw:style-name="gr32" draw:text-style-name="P12" draw:layer="layout" svg:width="1.016cm" svg:height="1.016cm" svg:x="0.508cm" svg:y="1.016cm">
          <text:p text:style-name="P1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draw:layer="layout" svg:width="1.016cm" svg:height="1.016cm" svg:x="0.509cm" svg:y="6.517cm">
          <text:p text:style-name="P1"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" draw:layer="layout" svg:x1="21.931cm" svg:y1="2.125cm" svg:x2="23.501cm" svg:y2="2.125cm">
          <text:p/>
        </draw:line>
        <draw:frame draw:style-name="gr22" draw:text-style-name="P11" draw:layer="layout" svg:width="3.81cm" svg:height="0.763cm" svg:x="23.355cm" svg:y="1.81cm">
          <draw:text-box>
            <text:p><text:span text:style-name="T12"><text:s/></text:span><text:span text:style-name="T12">= “to htmlfiles”</text:span></text:p>
          </draw:text-box>
        </draw:frame>
        <draw:rect draw:style-name="gr9" draw:text-style-name="P2" draw:layer="layout" svg:width="2.726cm" svg:height="0.609cm" svg:x="23.69cm" svg:y="18.041cm">
          <text:p text:style-name="P1"><text:span text:style-name="T1">upload</text:span></text:p>
        </draw:rect>
        <draw:line draw:style-name="gr3" draw:text-style-name="P2" draw:layer="layout" svg:x1="25.146cm" svg:y1="16.889cm" svg:x2="25.146cm" svg:y2="18.034cm">
          <text:p/>
        </draw:line>
        <draw:rect draw:style-name="gr9" draw:text-style-name="P2" draw:layer="layout" svg:width="4.826cm" svg:height="0.999cm" svg:x="22.752cm" svg:y="19.429cm">
          <text:p text:style-name="P1"><text:span text:style-name="T1">On RCAS:</text:span></text:p>
          <text:p text:style-name="P1"><text:span text:style-name="T1">update_rellum_webpage</text:span></text:p>
        </draw:rect>
        <draw:line draw:style-name="gr3" draw:text-style-name="P2" draw:layer="layout" svg:x1="25.146cm" svg:y1="18.65cm" svg:x2="25.146cm" svg:y2="19.429cm">
          <text:p/>
        </draw:line>
        <presentation:notes draw:style-name="dp2">
          <draw:page-thumbnail draw:style-name="gr18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04:15:50.112461993</meta:creation-date>
    <dc:date>2015-03-18T16:42:52.000077899</dc:date>
    <meta:editing-duration>P3DT11H12M53S</meta:editing-duration>
    <meta:editing-cycles>13</meta:editing-cycles>
    <meta:generator>LibreOffice/4.2.7.2$Linux_X86_64 LibreOffice_project/420m0$Build-2</meta:generator>
    <meta:document-statistic meta:object-count="231"/>
  </office:meta>
</office:document-meta>
</file>